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38f" officeooo:paragraph-rsid="000b238f"/>
    </style:style>
    <style:style style:name="P2" style:family="paragraph" style:parent-style-name="Standard">
      <style:text-properties officeooo:rsid="000cd9d4" officeooo:paragraph-rsid="000cd9d4"/>
    </style:style>
    <style:style style:name="P3" style:family="paragraph" style:parent-style-name="Standard">
      <style:text-properties officeooo:rsid="000e2971" officeooo:paragraph-rsid="000e2971"/>
    </style:style>
    <style:style style:name="T1" style:family="text">
      <style:text-properties officeooo:rsid="000cd9d4"/>
    </style:style>
    <style:style style:name="T2" style:family="text">
      <style:text-properties officeooo:rsid="000e2971"/>
    </style:style>
    <style:style style:name="T3" style:family="text">
      <style:text-properties officeooo:rsid="00110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mos incorporado algunos patrones de diseño al juego, <text:s/>como pueden ser el “Singleton”, “Visitor” y pensamos incorporar los patrones “State”, “Abstract Factory”, “Decorator”.</text:p>
      <text:p text:style-name="P1"/>
      <text:p text:style-name="P1">El <text:span text:style-name="T1">patrón</text:span> “Singleton” lo utilizamos en clases que necesariamente se crean solo una vez. <text:s/>Esto <text:span text:style-name="T1">asegura</text:span> que el acceso a la instancia única esté controlado. También se reduce el espacio de nombres frente al uso de variables globales. </text:p>
      <text:p text:style-name="P2">Lo aplicamos en las clases del jugador, los niveles y las inteligencias.</text:p>
      <text:p text:style-name="P1"/>
      <text:p text:style-name="P2">El patrón “Visitor” lo utilizamos para detectar las colisiones entre los objetos en el mapa del juego. En éste, es <text:span text:style-name="T2">fácil</text:span> añadir nuevas operaciones y/o detectar nuevas colisiones, y brinda la posibilidad de, en caso de añadirse nuevos objetos al juego, <text:s/>crear un nuevo visitante y realizar muy pocos cambios en el código que tenemos, para detectar colisiones o interacciones entre el objeto nuevo y los ya existentes.</text:p>
      <text:p text:style-name="P2"/>
      <text:p text:style-name="P2">El patrón “State” lo utilizaremos para determinar el comportamiento, de manera dinámica, de los enemigos. <text:span text:style-name="T2">Permite una gran flexibilidad para añadir nuevos estados y transiciones, simplemente bastará con definir un nuevo comportamiento, y no se modificará el código que tenemos.</text:span></text:p>
      <text:p text:style-name="P2"/>
      <text:p text:style-name="P3">El patrón “Abstract Factory” lo utilizaremos para crear los objetos del mapa. Ayuda a mejorar el encapsulamiento, debido a que se aislá a los clientes de las implementaciones. También se incrementa la flexibilidad del diseño, permitiendo cambiar factiblemente de familias de productos.</text:p>
      <text:p text:style-name="P3"/>
      <text:p text:style-name="P3">El patrón “Decorator” lo utilizaremos para modelar el sistema de Power Up del juego. <text:span text:style-name="T3">Provee una alternativa a la herencia estática, permitiendo añadir funcionalidades de manera mas flexible. Y también así evita la concentración en lo alto de la jerarquía de clases “guiadas por las responsabilidades”, es decir, que pretenden satisfacer todas las posibilidade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42:10.404000000</meta:creation-date>
    <dc:date>2018-09-26T12:36:20.754000000</dc:date>
    <meta:editing-duration>PT1M37S</meta:editing-duration>
    <meta:editing-cycles>1</meta:editing-cycles>
    <meta:document-statistic meta:table-count="0" meta:image-count="0" meta:object-count="0" meta:page-count="1" meta:paragraph-count="7" meta:word-count="277" meta:character-count="1816" meta:non-whitespace-character-count="1542"/>
    <meta:generator>LibreOffice/6.1.0.3$Windows_X86_64 LibreOffice_project/efb621ed25068d70781dc026f7e9c5187a4decd1</meta:generator>
  </office:meta>
</office:document-meta>
</file>